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4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1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05" calcext:value-type="string">
            <text:p>4x9 10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5x7 112.5" calcext:value-type="string">
            <text:p>5x7 112.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7x5 120" calcext:value-type="string">
            <text:p>7x5 120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10x3 127.5" calcext:value-type="string">
            <text:p>10x3 12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13" calcext:value-type="string">
            <text:p>4x9 113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5x7 121" calcext:value-type="string">
            <text:p>5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7x5 129" calcext:value-type="string">
            <text:p>7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10x3 137" calcext:value-type="string">
            <text:p>10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>
            <text:p/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5x7 125" calcext:value-type="string">
            <text:p>5x7 12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>
            <text:p/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7x5 134" calcext:value-type="string">
            <text:p>7x5 134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10x3 142" calcext:value-type="string">
            <text:p>10x3 142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>
            <text:p/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>
            <text:p/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4">
          <table:table-cell table:style-name="Default" table:number-columns-repeated="8"/>
          <table:table-cell table:number-columns-repeated="55"/>
        </table:table-row>
        <table:table-row table:style-name="ro4">
          <table:table-cell table:number-columns-repeated="63"/>
        </table:table-row>
        <table:table-row table:style-name="ro4" table:number-rows-repeated="5">
          <table:table-cell table:style-name="Default" table:number-columns-repeated="8"/>
          <table:table-cell table:number-columns-repeated="55"/>
        </table:table-row>
        <table:table-row table:style-name="ro4">
          <table:table-cell table:number-columns-repeated="63"/>
        </table:table-row>
        <table:table-row table:style-name="ro5" table:number-rows-repeated="1048560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Parameters" table:style-name="ta2">
        <table:table-column table:style-name="co3" table:default-cell-style-name="ce21"/>
        <table:table-column table:style-name="co3" table:default-cell-style-name="ce33"/>
        <table:table-column table:style-name="co3" table:default-cell-style-name="ce34"/>
        <table:table-column table:style-name="co3" table:default-cell-style-name="ce33"/>
        <table:table-column table:style-name="co3" table:default-cell-style-name="ce34"/>
        <table:table-column table:style-name="co3" table:number-columns-repeated="2" table:default-cell-style-name="ce33"/>
        <table:table-column table:style-name="co3" table:default-cell-style-name="ce34"/>
        <table:table-row table:style-name="ro5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>
            <text:p/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>
            <text:p/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>
            <text:p/>
          </table:table-cell>
        </table:table-row>
        <table:table-row table:style-name="ro5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33" table:formula="of:=IF(['Agade''s Smolov'.$D$2]=7;&quot;2x7&quot;;&quot;&quot;)">
            <text:p/>
          </table:table-cell>
          <table:table-cell table:formula="of:=IF(['Agade''s Smolov'.$D$2]=7;&quot;3x7&quot;;&quot;5x7&quot;)" office:value-type="string" office:string-value="5x7" calcext:value-type="string">
            <text:p>5x7</text:p>
          </table:table-cell>
          <table:table-cell table:style-name="ce33" table:formula="of:=IF(['Agade''s Smolov'.$D$2]=7;&quot;3x5&quot;;&quot;&quot;)">
            <text:p/>
          </table:table-cell>
          <table:table-cell table:formula="of:=IF(['Agade''s Smolov'.$D$2]=7;&quot;4x5&quot;;&quot;7x5&quot;)" office:value-type="string" office:string-value="7x5" calcext:value-type="string">
            <text:p>7x5</text:p>
          </table:table-cell>
          <table:table-cell table:formula="of:=IF(['Agade''s Smolov'.$D$2]=7;&quot;5x3&quot;;&quot;10x3&quot;)" office:value-type="string" office:string-value="10x3" calcext:value-type="string">
            <text:p>10x3</text:p>
          </table:table-cell>
          <table:table-cell table:style-name="ce33" table:formula="of:=IF(['Agade''s Smolov'.$D$2]=7;&quot;5x3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0:23:25.1261502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09T10:27:05.593666754</dc:date>
    <meta:editing-cycles>318</meta:editing-cycles>
    <meta:editing-duration>PT20H16M50S</meta:editing-duration>
    <meta:generator>LibreOffice/7.2.5.2$Linux_X86_64 LibreOffice_project/20$Build-2</meta:generator>
    <meta:document-statistic meta:table-count="2" meta:cell-count="65" meta:object-count="3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GetCurrentFolder
    sUrl = ThisComponent.getURL()
    sParts = Split(sUrl, "/")
    ReDim Preserve sParts(0 to UBound(sParts) - 1)
    GetCurrentFolder = Join(sParts, "/")
End Function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opy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Down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0) as new com.sun.star.beans.PropertyValue
args14(0).Name = "Sel"
args14(0).Value = false

dispatcher.executeDispatch(document, ".uno:GoToStar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ToEndOfData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ToEndOfData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m args24(0) as new com.sun.star.beans.PropertyValue
args24(0).Name = "By"
args24(0).Value = 1

dispatcher.executeDispatch(document, ".uno:GoRightSel", "", 0, args24())

rem ----------------------------------------------------------------------
dispatcher.executeDispatch(document, ".uno:Cut", "", 0, Array())

rem ----------------------------------------------------------------------
dim args26(1) as new com.sun.star.beans.PropertyValue
args26(0).Name = "By"
args26(0).Value = 1
args26(1).Name = "Sel"
args26(1).Value = false

dispatcher.executeDispatch(document, ".uno:GoUp", "", 0, args26())

rem ----------------------------------------------------------------------
dispatcher.executeDispatch(document, ".uno:Paste", "", 0, Array())

rem ----------------------------------------------------------------------
rem dispatcher.executeDispatch(document, ".uno:TerminateInplaceActivation", "", 0, Array())

rem ----------------------------------------------------------------------
rem dispatcher.executeDispatch(document, ".uno:Cancel", "", 0, Array())


end sub
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
args12(0).Name = "URL"
args12(0).Value = GetCurrentFolder()&amp;"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